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ListParagraph" style:list-style-name="LFO4" style:family="paragraph"/>
    <style:style style:name="P19" style:parent-style-name="ListParagraph" style:list-style-name="LFO4" style:family="paragraph"/>
    <style:style style:name="P20" style:parent-style-name="ListParagraph" style:list-style-name="LFO4" style:family="paragraph"/>
    <style:style style:name="P21" style:parent-style-name="ListParagraph" style:list-style-name="LFO4" style:family="paragraph"/>
  </office:automatic-styles>
  <office:body>
    <office:text text:use-soft-page-breaks="true">
      <text:p text:style-name="P1">List of assets</text:p>
      <text:p text:style-name="P2">3D<text:s/>Models</text:p>
      <text:list text:style-name="LFO3" text:continue-numbering="true">
        <text:list-item>
          <text:p text:style-name="P3">Gun</text:p>
        </text:list-item>
        <text:list-item>
          <text:p text:style-name="P4">Grapple</text:p>
        </text:list-item>
        <text:list-item>
          <text:p text:style-name="P5">Terminal</text:p>
        </text:list-item>
        <text:list-item>
          <text:p text:style-name="P6">Environmental (Ruins/Mushrooms/Camps)</text:p>
        </text:list-item>
        <text:list-item>
          <text:p text:style-name="P7">Enemies</text:p>
        </text:list-item>
      </text:list>
      <text:p text:style-name="ListParagraph"/>
      <text:p text:style-name="P8">2D<text:s/>Assets</text:p>
      <text:p text:style-name="P9">HUD/GUI</text:p>
      <text:list text:style-name="LFO1" text:continue-numbering="true">
        <text:list-item>
          <text:p text:style-name="P10">Tasks</text:p>
        </text:list-item>
        <text:list-item>
          <text:p text:style-name="P11">Ammo</text:p>
        </text:list-item>
        <text:list-item>
          <text:p text:style-name="P12">Health</text:p>
        </text:list-item>
        <text:list-item>
          <text:p text:style-name="P13">Compass Bar (Like the elder scrolls series)</text:p>
        </text:list-item>
      </text:list>
      <text:p text:style-name="P14">Environmental</text:p>
      <text:list text:style-name="LFO2" text:continue-numbering="true">
        <text:list-item>
          <text:p text:style-name="P15">Arrows Directional</text:p>
        </text:list-item>
        <text:list-item>
          <text:p text:style-name="P16">Drawings/Carvings</text:p>
        </text:list-item>
      </text:list>
      <text:p text:style-name="P17">Sounds</text:p>
      <text:list text:style-name="LFO4" text:continue-numbering="true">
        <text:list-item>
          <text:p text:style-name="P18">Ambient</text:p>
        </text:list-item>
        <text:list-item>
          <text:p text:style-name="P19">Non-Diegetic</text:p>
        </text:list-item>
        <text:list-item>
          <text:p text:style-name="P20">Player made (Gun fire)</text:p>
        </text:list-item>
        <text:list-item>
          <text:p text:style-name="P21">AI Sounds<text:s/>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yle bodin</meta:initial-creator>
    <dc:creator>kyle bodin</dc:creator>
    <meta:creation-date>2019-02-06T09:20:00Z</meta:creation-date>
    <dc:date>2019-02-06T10:45:00Z</dc:date>
    <meta:template xlink:href="Normal" xlink:type="simple"/>
    <meta:editing-cycles>1</meta:editing-cycles>
    <meta:editing-duration>PT2340S</meta:editing-duration>
    <meta:document-statistic meta:page-count="1" meta:paragraph-count="1" meta:word-count="43" meta:character-count="289" meta:row-count="2" meta:non-whitespace-character-count="247"/>
  </office:meta>
</office:document-meta>
</file>